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objectwithoutfill">
      <style:graphic-properties svg:stroke-width="0.1cm" svg:stroke-color="#00a65d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none" draw:textarea-vertical-align="middle" draw:auto-grow-height="false" fo:min-height="9.25cm" fo:min-width="0.1cm"/>
    </style:style>
    <style:style style:name="gr6" style:family="graphic" style:parent-style-name="standard">
      <style:graphic-properties draw:fill="solid" draw:fill-color="#ce181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664cm"/>
    </style:style>
    <style:style style:name="gr8" style:family="graphic" style:parent-style-name="standard">
      <style:graphic-properties draw:fill="none" draw:textarea-vertical-align="middle" draw:auto-grow-height="false" fo:min-height="2.216cm" fo:min-width="0cm"/>
    </style:style>
    <style:style style:name="gr9" style:family="graphic" style:parent-style-name="standard">
      <style:graphic-properties draw:stroke="none" draw:fill="none" fo:min-height="0.965cm"/>
    </style:style>
    <style:style style:name="gr10" style:family="graphic" style:parent-style-name="standard">
      <style:graphic-properties draw:fill="none" draw:textarea-vertical-align="middle" draw:auto-grow-height="false" fo:min-height="2.594cm" fo:min-width="0cm"/>
    </style:style>
    <style:style style:name="gr11" style:family="graphic" style:parent-style-name="standard">
      <style:graphic-properties draw:stroke="none" draw:fill="none" fo:min-height="0.875cm"/>
    </style:style>
    <style:style style:name="gr12" style:family="graphic" style:parent-style-name="standard">
      <style:graphic-properties draw:fill="none" draw:textarea-vertical-align="middle" draw:auto-grow-height="false" fo:min-height="5.154cm" fo:min-width="0cm"/>
    </style:style>
    <style:style style:name="gr13" style:family="graphic" style:parent-style-name="standard">
      <style:graphic-properties draw:stroke="none" svg:stroke-color="#000000" draw:fill="none" draw:fill-color="#ffffff" fo:min-height="1.028cm"/>
    </style:style>
    <style:style style:name="gr14" style:family="graphic" style:parent-style-name="standard">
      <style:graphic-properties draw:stroke="none" draw:fill="none" fo:min-height="1.575cm"/>
    </style:style>
    <style:style style:name="gr15" style:family="graphic" style:parent-style-name="standard">
      <style:graphic-properties draw:fill="none" draw:textarea-vertical-align="middle" draw:auto-grow-height="false" fo:min-height="4.148cm" fo:min-width="0.4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ce181e"/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-33% 58%" fo:font-size="18pt" style:font-size-asian="18pt" style:font-size-complex="18pt"/>
    </style:style>
    <style:style style:name="T4" style:family="text"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T5" style:family="text">
      <style:text-properties style:text-position="-33% 58%" style:font-name="Liberation Sans1" fo:font-size="18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6cm" svg:y1="5.3cm" svg:x2="13.6cm" svg:y2="11cm">
          <text:p/>
        </draw:line>
        <draw:line draw:style-name="gr2" draw:text-style-name="P1" draw:layer="layout" svg:x1="3cm" svg:y1="11cm" svg:x2="17.6cm" svg:y2="11cm">
          <text:p/>
        </draw:line>
        <draw:line draw:style-name="gr2" draw:text-style-name="P1" draw:layer="layout" svg:x1="4cm" svg:y1="12.7cm" svg:x2="4cm" svg:y2="2.4cm">
          <text:p/>
        </draw:line>
        <draw:frame draw:style-name="gr3" draw:text-style-name="P2" draw:layer="layout" svg:width="0.8cm" svg:height="1.1cm" svg:x="4.1cm" svg:y="2.2cm">
          <draw:text-box>
            <text:p>Y</text:p>
          </draw:text-box>
        </draw:frame>
        <draw:frame draw:style-name="gr3" draw:text-style-name="P2" draw:layer="layout" svg:width="0.8cm" svg:height="1.1cm" svg:x="16.9cm" svg:y="10cm">
          <draw:text-box>
            <text:p>X</text:p>
          </draw:text-box>
        </draw:frame>
        <draw:line draw:style-name="gr4" draw:text-style-name="P1" draw:layer="layout" svg:x1="3cm" svg:y1="11.6cm" svg:x2="15.8cm" svg:y2="3.9cm">
          <text:p/>
        </draw:line>
        <draw:line draw:style-name="gr1" draw:text-style-name="P1" draw:layer="layout" svg:x1="13.6cm" svg:y1="8.3cm" svg:x2="13.6cm" svg:y2="11cm">
          <text:p/>
        </draw:line>
        <draw:custom-shape draw:style-name="gr5" draw:text-style-name="P1" draw:layer="layout" svg:width="0.6cm" svg:height="9.5cm" draw:transform="rotate (1.57184352434609) translate (4.101cm 11.616cm)">
          <text:p/>
          <draw:enhanced-geometry svg:viewBox="0 0 21600 21600" draw:mirror-vertical="true" draw:glue-points="0 0 0 21600 21600 10800" draw:text-areas="0 ?f9 7800 ?f10" draw:type="right-brace" draw:modifiers="1800 13297.379223239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3" draw:layer="layout" svg:width="0.2cm" svg:height="0.2cm" svg:x="13.5cm" svg:y="8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7" draw:text-style-name="P4" draw:layer="layout" svg:width="0.8cm" svg:height="0.962cm" svg:x="12.7cm" svg:y="7.886cm">
          <draw:text-box>
            <text:p><text:span text:style-name="T1">B</text:span></text:p>
          </draw:text-box>
        </draw:frame>
        <draw:custom-shape draw:style-name="gr8" draw:text-style-name="P1" draw:layer="layout" svg:width="0.6cm" svg:height="2.6cm" svg:x="13.6cm" svg:y="8.4cm">
          <text:p/>
          <draw:enhanced-geometry svg:viewBox="0 0 21600 21600" draw:glue-points="0 0 0 21600 21600 10800" draw:text-areas="0 ?f9 7800 ?f10" draw:type="right-brace" draw:modifiers="1800 10255.3384825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5" draw:layer="layout" svg:width="1.523cm" svg:height="1.215cm" svg:x="14.277cm" svg:y="9.085cm">
          <draw:text-box>
            <text:p><text:span text:style-name="T2">b</text:span><text:span text:style-name="T3">1</text:span></text:p>
          </draw:text-box>
        </draw:frame>
        <draw:frame draw:style-name="gr9" draw:text-style-name="P5" draw:layer="layout" svg:width="1.2cm" svg:height="1.215cm" svg:x="9.5cm" svg:y="11.485cm">
          <draw:text-box>
            <text:p><text:span text:style-name="T1">b</text:span><text:span text:style-name="T3">1</text:span></text:p>
          </draw:text-box>
        </draw:frame>
        <draw:custom-shape draw:style-name="gr6" draw:text-style-name="P3" draw:layer="layout" svg:width="0.2cm" svg:height="0.2cm" svg:x="13.5cm" svg:y="5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6cm" svg:height="3cm" svg:x="13.6cm" svg:y="5.3cm">
          <text:p/>
          <draw:enhanced-geometry svg:viewBox="0 0 21600 21600" draw:glue-points="0 0 0 21600 21600 10800" draw:text-areas="0 ?f9 7800 ?f10" draw:type="right-brace" draw:modifiers="1800 10255.3384825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5" draw:layer="layout" svg:width="1.4cm" svg:height="1.125cm" svg:x="14.1cm" svg:y="6.175cm">
          <draw:text-box>
            <text:p><text:span text:style-name="T4">δ</text:span><text:span text:style-name="T5">B</text:span></text:p>
          </draw:text-box>
        </draw:frame>
        <draw:line draw:style-name="gr1" draw:text-style-name="P1" draw:layer="layout" svg:x1="8.5cm" svg:y1="5.3cm" svg:x2="8.5cm" svg:y2="11cm">
          <text:p/>
        </draw:line>
        <draw:line draw:style-name="gr1" draw:text-style-name="P1" draw:layer="layout" svg:x1="8.5cm" svg:y1="8.3cm" svg:x2="8.5cm" svg:y2="11cm">
          <text:p/>
        </draw:line>
        <draw:custom-shape draw:style-name="gr6" draw:text-style-name="P3" draw:layer="layout" svg:width="0.2cm" svg:height="0.2cm" svg:x="8.4cm" svg:y="8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7" draw:text-style-name="P4" draw:layer="layout" svg:width="0.8cm" svg:height="0.962cm" svg:x="7.5cm" svg:y="4.638cm">
          <draw:text-box>
            <text:p><text:span text:style-name="T1">A</text:span></text:p>
          </draw:text-box>
        </draw:frame>
        <draw:custom-shape draw:style-name="gr10" draw:text-style-name="P1" draw:layer="layout" svg:width="0.6cm" svg:height="3cm" svg:x="7.8cm" svg:y="5.3cm">
          <text:p/>
          <draw:enhanced-geometry svg:viewBox="0 0 21600 21600" draw:glue-points="0 0 0 21600 21600 10800" draw:text-areas="0 ?f9 7800 ?f10" draw:mirror-vertical="true" draw:mirror-horizontal="true" draw:type="right-brace" draw:modifiers="1800 10255.3384825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3" draw:layer="layout" svg:width="0.2cm" svg:height="0.2cm" svg:x="8.4cm" svg:y="5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0.6cm" svg:height="5.7cm" svg:x="8.5cm" svg:y="5.3cm">
          <text:p/>
          <draw:enhanced-geometry svg:viewBox="0 0 21600 21600" draw:glue-points="0 0 0 21600 21600 10800" draw:text-areas="0 ?f9 7800 ?f10" draw:type="right-brace" draw:modifiers="1800 7085.0727942466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4" draw:layer="layout" svg:width="1.7cm" svg:height="1.278cm" svg:x="12.5cm" svg:y="4.422cm">
          <draw:text-box>
            <text:p><text:span text:style-name="T1">P</text:span><text:span text:style-name="T3">B</text:span></text:p>
          </draw:text-box>
        </draw:frame>
        <draw:frame draw:style-name="gr13" draw:text-style-name="P4" draw:layer="layout" svg:width="1.7cm" svg:height="1.278cm" svg:x="8.3cm" svg:y="8.2cm">
          <draw:text-box>
            <text:p><text:span text:style-name="T1">P</text:span><text:span text:style-name="T3">A</text:span></text:p>
          </draw:text-box>
        </draw:frame>
        <draw:frame draw:style-name="gr14" draw:text-style-name="P5" draw:layer="layout" svg:width="1.1cm" svg:height="1.825cm" svg:x="8.9cm" svg:y="6.685cm">
          <draw:text-box>
            <text:p><text:span text:style-name="T2">a</text:span><text:span text:style-name="T3">2</text:span></text:p>
          </draw:text-box>
        </draw:frame>
        <draw:frame draw:style-name="gr11" draw:text-style-name="P5" draw:layer="layout" svg:width="1.4cm" svg:height="1.125cm" svg:x="7cm" svg:y="6.4cm">
          <draw:text-box>
            <text:p><text:span text:style-name="T4">δ</text:span><text:span text:style-name="T5">A</text:span></text:p>
          </draw:text-box>
        </draw:frame>
        <draw:frame draw:style-name="gr9" draw:text-style-name="P5" draw:layer="layout" svg:width="1.2cm" svg:height="1.215cm" svg:x="5.7cm" svg:y="11.685cm">
          <draw:text-box>
            <text:p><text:span text:style-name="T1">a</text:span><text:span text:style-name="T3">1</text:span></text:p>
          </draw:text-box>
        </draw:frame>
        <draw:custom-shape draw:style-name="gr15" draw:text-style-name="P1" draw:layer="layout" svg:width="0.995cm" svg:height="4.398cm" draw:transform="rotate (1.57184352434609) translate (4.102cm 12.003cm)">
          <text:p/>
          <draw:enhanced-geometry svg:viewBox="0 0 21600 21600" draw:mirror-vertical="true" draw:glue-points="0 0 0 21600 21600 10800" draw:text-areas="0 ?f9 7800 ?f10" draw:type="right-brace" draw:modifiers="1800 10787.72448283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6T22:25:07.706393744</meta:creation-date>
    <dc:date>2020-02-14T11:27:02.589298161</dc:date>
    <meta:editing-duration>PT35M33S</meta:editing-duration>
    <meta:editing-cycles>4</meta:editing-cycles>
    <meta:generator>LibreOffice/6.0.2.1$Linux_X86_64 LibreOffice_project/00m0$Build-1</meta:generator>
    <meta:document-statistic meta:object-count="29"/>
  </office:meta>
</office:document-meta>
</file>